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2f2f2" fo:padding="0cm" fo:border="none"/>
    </style:style>
    <style:style style:name="P2" style:family="paragraph" style:parent-style-name="Preformatted_20_Text">
      <loext:graphic-properties draw:fill="solid" draw:fill-color="#f2f2f2" draw:opacity="100%"/>
      <style:paragraph-properties fo:margin-left="0cm" fo:margin-right="0cm" fo:margin-top="0.026cm" fo:margin-bottom="0.026cm" loext:contextual-spacing="false" fo:text-align="start" style:justify-single-word="false" fo:orphans="2" fo:widows="2" fo:text-indent="0cm" style:auto-text-indent="false" fo:background-color="#f2f2f2" fo:padding="0cm" fo:border="none"/>
    </style:style>
    <style:style style:name="P3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.106cm" loext:contextual-spacing="false" style:line-height-at-least="0.582cm" fo:text-align="start" style:justify-single-word="false" fo:orphans="2" fo:widows="2" fo:text-indent="0cm" style:auto-text-indent="false" fo:background-color="#f2f2f2" fo:padding="0cm" fo:border="none"/>
    </style:style>
    <style:style style:name="P4" style:family="paragraph" style:parent-style-name="Preformatted_20_Text">
      <loext:graphic-properties draw:fill="solid" draw:fill-color="#f2f2f2" draw:opacity="100%"/>
      <style:paragraph-properties fo:margin-top="0cm" fo:margin-bottom="0cm" loext:contextual-spacing="false" style:line-height-at-least="0.582cm" fo:text-align="start" style:justify-single-word="false" fo:orphans="2" fo:widows="2" fo:background-color="#f2f2f2" fo:padding="0cm" fo:border="none"/>
    </style:style>
    <style:style style:name="P5" style:family="paragraph" style:parent-style-name="Text_20_body">
      <style:paragraph-properties fo:orphans="0" fo:widows="2"/>
      <style:text-properties fo:font-variant="normal" fo:text-transform="none" fo:color="#333333" fo:letter-spacing="normal"/>
    </style:style>
    <style:style style:name="P6" style:family="paragraph" style:parent-style-name="Text_20_body">
      <style:paragraph-properties fo:margin-left="0cm" fo:margin-right="0cm" fo:margin-top="0cm" fo:margin-bottom="0.582cm" loext:contextual-spacing="false" style:line-height-at-least="0.582cm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.582cm" loext:contextual-spacing="false" fo:line-height="170%" fo:orphans="2" fo:widows="2" fo:text-indent="0cm" style:auto-text-indent="false" fo:padding="0cm" fo:border="none"/>
      <style:text-properties fo:font-variant="normal" fo:text-transform="none" fo:color="#333333" style:font-name="Inter-Regular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582cm" loext:contextual-spacing="false" fo:line-height="170%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333333" style:font-name="Inter-Regular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Inter-Bold" fo:font-size="12pt" fo:letter-spacing="normal" fo:font-style="normal" fo:font-weight="bold"/>
    </style:style>
    <style:style style:name="T3" style:family="text">
      <style:text-properties fo:font-variant="normal" fo:text-transform="none" fo:color="#545454" style:font-name="Consolas" fo:font-size="12pt" fo:letter-spacing="normal" fo:font-style="normal" fo:font-weight="normal" fo:background-color="#f2f2f2" loext:char-shading-value="0" loext:padding="0cm" loext:border="none"/>
    </style:style>
    <style:style style:name="T4" style:family="text">
      <style:text-properties fo:font-variant="normal" fo:text-transform="none" fo:color="#545454" style:font-name="Consolas" fo:font-size="9.7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545454" style:font-name="Consolas" fo:font-size="10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e0276a" style:font-name="Consolas" fo:font-size="9.75pt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Com ele instalado, estaremos prontos para criar ambientes. Vamos escolher em qual diretório gostaríamos de colocar nossos ambientes de programação Python, ou criar um novo diretório com o </text:span><text:span text:style-name="Source_20_Text"><text:span text:style-name="T3">mkdir</text:span></text:span><text:span text:style-name="T1">, como em:</text:span></text:p>
      <text:p text:style-name="P2"><text:span text:style-name="Source_20_Text"><text:span text:style-name="T6">mkdir</text:span></text:span><text:span text:style-name="Source_20_Text"><text:span text:style-name="T4"> environments</text:span></text:span></text:p>
      <text:p text:style-name="P2"><text:span text:style-name="Source_20_Text"><text:span text:style-name="T6">cd</text:span></text:span><text:span text:style-name="Source_20_Text"><text:span text:style-name="T4"> environments</text:span></text:span></text:p>
      <text:p text:style-name="P5"> </text:p>
      <text:p text:style-name="P7">Assim que estiver no diretório onde você quer que os ambientes fiquem, você criará um ambiente executando o seguinte comando:</text:p>
      <text:p text:style-name="P2"><text:span text:style-name="Source_20_Text"><text:span text:style-name="T4">python3 -m venv my_env</text:span></text:span></text:p>
      <text:p text:style-name="P5"> </text:p>
      <text:p text:style-name="P6"><text:span text:style-name="T1">Essencialmente, o </text:span><text:span text:style-name="Source_20_Text"><text:span text:style-name="T3">pyvenv</text:span></text:span><text:span text:style-name="T1"> configura um novo diretório que contém alguns itens que podemos ver com o comando </text:span><text:span text:style-name="Source_20_Text"><text:span text:style-name="T3">ls</text:span></text:span><text:span text:style-name="T1">:</text:span></text:p>
      <text:p text:style-name="P1"><text:span text:style-name="Source_20_Text"><text:span text:style-name="T6">ls</text:span></text:span><text:span text:style-name="Source_20_Text"><text:span text:style-name="T4"> my_env</text:span></text:span></text:p>
      <text:p text:style-name="P5"> </text:p>
      <text:p text:style-name="P3"><text:span text:style-name="Source_20_Text"><text:span text:style-name="T5">Output</text:span></text:span></text:p>
      <text:p text:style-name="P4"><text:span text:style-name="Source_20_Text"><text:span text:style-name="T5">bin include lib lib64 pyvenv.cfg share</text:span></text:span></text:p>
      <text:p text:style-name="P6"><text:span text:style-name="T1">Juntos, esses arquivos funcionam para garantir que seus projetos estejam isolados do contexto mais amplo de seu servidor, para que os arquivos do sistema e os arquivos do projeto não se misturem. Esta é uma boa prática para o controle de versão e para garantir que cada um dos seus projetos tenha acesso aos pacotes específicos de que necessita. O, Python Wheels, que é um formato embutido do Python que pode acelerar a produção de seu software, reduzindo o número de vezes que você precisa compilar, estará no diretório </text:span><text:span text:style-name="Source_20_Text"><text:span text:style-name="T3">share</text:span></text:span><text:span text:style-name="T1"> do Ubuntu 20.04.</text:span></text:p>
      <text:p text:style-name="P8"><text:span text:style-name="T1">Para usar este ambiente, você precisa ativá-lo, o que pode ser feito digitando-se o seguinte comando que chama o script </text:span><text:span text:style-name="Strong_20_Emphasis"><text:span text:style-name="T2">activate</text:span></text:span><text:span text:style-name="T1">:</text:span></text:p>
      <text:p text:style-name="P2"><text:span text:style-name="Source_20_Text"><text:span text:style-name="T6">source</text:span></text:span><text:span text:style-name="Source_20_Text"><text:span text:style-name="T4"> my_env/bin/activate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1T20:07:13.469183224</meta:creation-date>
    <dc:date>2021-08-21T20:08:20.352343630</dc:date>
    <meta:editing-duration>PT1M10S</meta:editing-duration>
    <meta:editing-cycles>1</meta:editing-cycles>
    <meta:document-statistic meta:table-count="0" meta:image-count="0" meta:object-count="0" meta:page-count="1" meta:paragraph-count="15" meta:word-count="202" meta:character-count="1247" meta:non-whitespace-character-count="1054"/>
    <meta:generator>LibreOffice/6.4.7.2$Linux_X86_64 LibreOffice_project/40$Build-2</meta:generator>
  </office:meta>
</office:document-meta>
</file>